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h 25<text:span text:style-name="T1">th</text:span></text:p>
      <text:p text:style-name="P2"/>
      <text:p text:style-name="P1"><text:tab/>I cannot understand how I have resided here four and a half months and have never heard of </text:p>
      <text:p text:style-name="P1">K!K!K!, the sport which everyone seems to adore but never watch, or speak of, especially not to outsiders. It appears the 'season' is upon us, and now I cannot traverse the Main Street without incessant bleating reaching me of current players, fashions and gambles, all taking place upon a pitch that they nor I have never seen, yet takes up more area than the town itself. Why they are forbade from spectating is utterly mystifying.</text:p>
      <text:p text:style-name="P1"><text:tab/>The name is indeed strange, even by the standards of this singular place; I have asked several people as to its meaning, and am told that it is something like a command, or an announcement. The closest approximation I can find is the phrase “Father, I must leave!” Such an ejaculation, as usual, seems to make no sense; I tire of this towns impenetrability. Nonetheless, the game seems to strike some sort of happy panic amongst them, and I cannot ignore it any longer. </text:p>
      <text:p text:style-name="P1"><text:tab/>Neither Death, nor her father, nor the Mayor, would tell me anything interesting about it, either sworn to secrecy or ignorant of its intricacies. It seemed the only person willing to speak to me was Spider's Nest In Barn. He told me that there was very little documentation on the sport (as seemed to be his answer for everything; I sometimes why the town bothers maintaining a library at all), and that as an outsider I was unlikely to understand it, and <text:s/>that I should really just go back to my apartment and stop questioning everyone; everyone had enough to worry about. The old fart was being rather rude, and after more questioning, and the threat of taking books down from the shelves and replacing them precisely where I had found them, he relented, and began to tell me what he knew. He spoke about times past, and how the game began. His knowledge seems archaic and mostly obsolete. It is a game quick to evolve, and bewildering even to those who had been brought up with it. However, I found myself much more capable than the librarian gave me credit for. </text:p>
      <text:p text:style-name="P1"><text:tab/>I suppose that the name of the game, perhaps is part of the evocation of the journey it represents; it is less of a sport and more <text:s/>theatrics, albeit theatrics that no-one but the players witness. Apparently it began as a simple ball game amongst the youth of the town; legend says that it was passed down by a prophet or holy figure named Whisper.<office:annotation><dc:creator>Rob Sherman</dc:creator><dc:date>2010-08-15T14:20:35.83</dc:date><text:p text:style-name="P3"><text:span text:style-name="T2">As I have discovered, this version of events is much more popular than I first anticipated. </text:span></text:p></office:annotation> Nowadays it has become more of an arena, a series of challenges; much like that of the gladiators of Rome, or the Labyrinth of Crete, though far greater than these or anything else I have seen. Everything about it warbles change, mutability, and the unpredictable. The season is announced at a random time (which explains my entire ignorance of the thing until now), the players drawn from their ordinary lives and into the game, for however long it lasts. Again, this is an unknown figure; games, he says, can continue for years. Such lack of observation and stricture is part of the town's obsession with diverting the attention of the gods; for what purpose I am as yet unaware, though it seems to be the eternal concern that, attracted to tradition, deities would swoop down in some avenging fury to wipe the town from those maps that it can be found on. Whether this is tradition or genuine worry I am not sure; the people of Loss are quick to laugh, though much of things they tell me, no matter how ridiculous, are accompanied by stony gravity.</text:p>
      <text:p text:style-name="P1"><text:tab/>I asked if the game's popularity and evolution may be to do with the illusion of freedom that such a game represents; few, if any of the residents have ever left the valley, and this, in a way, gives them space to go for a walk, as it were. Spider waved this idea away, saying that people were happy, and always would be. He is a very stupid man, sometimes. I do not think he has ever met a young person, perhaps not even when he was young himself. </text:p>
      <text:p text:style-name="P1"><text:tab/>He was ruffled and ill-tempered by this point; he was not good at company. He told me that it was mainly young men that were picked; I also learnt that I was living with two former players, the serious young men Discovering Leprosy and Love For All Gods; he called them buffoons, but admitted that they had been great players, in their day. I made a note to talk to them back at the apartment block. </text:p>
      <text:p text:style-name="P1"><text:tab/>As I have already mention, the pitch was forbidden to everyone but officials and the players themselves. It was to the west of the town, and what I had thought of as a great forest spreading out <text:soft-page-break/>across the valley, that the town hung to like a rat at sea, was in fact merely the edge of the K!K!K! field. I could hardly believe it! It stretched for miles in a wide oval; it was impossible to see the other side of it, even on clear days hiking. </text:p>
      <text:p text:style-name="P1">It was late by then, and he was mumbling into his chest, and it seemed he was melting as it often does when old men grow weary. He mentioned a town cryer, and when I questioned him he gestured at the window and pointed away to the South West, up towards the mountains. Through the mounting dark I could see the skeleton that the lights in a house make, far up in the mountains, alone and almost monastic. Finally, it was explained! What had woken me at dawn every day since my arrival, that atavistic nuisance which made me think of gods and long tunnels in the earth, but the town cryer. Apparently he announced and closed the games with his great trumpet. He appeared to announce everything else in town as well. Perhaps he announces his own bowel movements. The frequency of his blasts, so to speak, would point to this. </text:p>
      <text:p text:style-name="P1"><text:tab/>I bid Spider goodnight; he is growing tired of me. I doubt I will gain much more from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6-28T16:15:59</meta:creation-date>
    <dc:date>2010-08-15T16:07:02.77</dc:date>
    <dc:creator>Rob Sherman</dc:creator>
    <meta:editing-duration>PT07H24M56S</meta:editing-duration>
    <meta:editing-cycles>23</meta:editing-cycles>
    <meta:generator>OpenOffice.org/3.2$Win32 OpenOffice.org_project/320m12$Build-9483</meta:generator>
    <meta:document-statistic meta:table-count="0" meta:image-count="0" meta:object-count="0" meta:page-count="2" meta:paragraph-count="11" meta:word-count="1048" meta:character-count="5688"/>
  </office:meta>
</office:document-meta>
</file>